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h text:outline-level="1">✅ Checklist de Sécurité pour Site Internet</text:h>
      <text:h text:outline-level="2">🔐 Accès et authentification</text:h>
      <text:list>
        <text:list-item>
          <text:p>☐ Utiliser des mots de passe longs, forts et uniques</text:p>
        </text:list-item>
        <text:list-item>
          <text:p>☐ Activer la double authentification (2FA) si possible</text:p>
        </text:list-item>
        <text:list-item>
          <text:p>☐ Limiter les accès FTP/SSH (restreindre par IP si possible)</text:p>
        </text:list-item>
      </text:list>
      <text:h text:outline-level="2">🌐 Serveur et hébergement</text:h>
      <text:list>
        <text:list-item>
          <text:p>☐ Forcer le HTTPS avec un certificat SSL/TLS valide</text:p>
        </text:list-item>
        <text:list-item>
          <text:p>☐ Mettre à jour régulièrement PHP, CMS, plugins et serveur web</text:p>
        </text:list-item>
        <text:list-item>
          <text:p>☐ Vérifier les permissions des fichiers (644) et dossiers (755), éviter 777</text:p>
        </text:list-item>
        <text:list-item>
          <text:p>☐ Protéger les fichiers sensibles (.htaccess, .env, config)</text:p>
        </text:list-item>
      </text:list>
      <text:h text:outline-level="2">🛡️ Protection contre les attaques</text:h>
      <text:list>
        <text:list-item>
          <text:p>☐ Activer un pare-feu applicatif (WAF) type Cloudflare ou OVH</text:p>
        </text:list-item>
        <text:list-item>
          <text:p>☐ Vérifier les protections contre injections SQL et XSS</text:p>
        </text:list-item>
        <text:list-item>
          <text:p>☐ Limiter les tentatives de connexion (bruteforce)</text:p>
        </text:list-item>
        <text:list-item>
          <text:p>☐ Désactiver l’indexation des dossiers (Apache/Nginx)</text:p>
        </text:list-item>
      </text:list>
      <text:h text:outline-level="2">📦 Sauvegardes</text:h>
      <text:list>
        <text:list-item>
          <text:p>☐ Effectuer des sauvegardes régulières des fichiers et BDD</text:p>
        </text:list-item>
        <text:list-item>
          <text:p>☐ Stocker les sauvegardes hors du serveur principal</text:p>
        </text:list-item>
      </text:list>
      <text:h text:outline-level="2">🔎 Surveillance et logs</text:h>
      <text:list>
        <text:list-item>
          <text:p>☐ Activer et consulter les logs serveur (Apache/Nginx, PHP)</text:p>
        </text:list-item>
        <text:list-item>
          <text:p>☐ Surveiller les connexions suspectes</text:p>
        </text:list-item>
        <text:list-item>
          <text:p>☐ Mettre en place un outil de monitoring (ex: UptimeRobot)</text:p>
        </text:list-item>
      </text:list>
      <text:h text:outline-level="2">🤖 Bonnes pratiques de développement</text:h>
      <text:list>
        <text:list-item>
          <text:p>☐ Changer les identifiants admin par défaut</text:p>
        </text:list-item>
        <text:list-item>
          <text:p>☐ Supprimer les fichiers de test ou anciens backups visibles</text:p>
        </text:list-item>
        <text:list-item>
          <text:p>☐ Limiter l’upload de fichiers et vérifier leur type</text:p>
        </text:list-item>
        <text:list-item>
          <text:p>☐ Configurer les en-têtes de sécurité (CSP, X-Frame-Options, etc.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